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айди</text:p>
          </table:table-cell>
          <table:table-cell table:number-columns-repeated="3" office:value-type="string" calcext:value-type="string">
            <text:p>а</text:p>
          </table:table-cell>
          <table:table-cell office:value-type="string" calcext:value-type="string">
            <text:p>собес</text:p>
          </table:table-cell>
          <table:table-cell office:value-type="string" calcext:value-type="string">
            <text:p>сумма баллов</text:p>
          </table:table-cell>
          <table:table-cell table:number-columns-repeated="3"/>
          <table:table-cell office:value-type="float" office:value="998" calcext:value-type="float">
            <text:p>99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647240" calcext:value-type="float">
            <text:p>164724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2:.D2])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7593512" calcext:value-type="float">
            <text:p>759351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3:.D3])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8990077" calcext:value-type="float">
            <text:p>8990077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SUM([.B4:.D4])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float" office:value="9515089" calcext:value-type="float">
            <text:p>951508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B5:.D5])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float" office:value="3553994" calcext:value-type="float">
            <text:p>355399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SUM([.B6:.D6])"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6444730" calcext:value-type="float">
            <text:p>6444730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7:.D7])"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3367855" calcext:value-type="float">
            <text:p>336785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SUM([.B8:.D8])"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6060284" calcext:value-type="float">
            <text:p>6060284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SUM([.B9:.D9])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9025094" calcext:value-type="float">
            <text:p>9025094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formula="of:=SUM([.B10:.D10])"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5510026" calcext:value-type="float">
            <text:p>551002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SUM([.B11:.D11])"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office:value-type="float" office:value="3555177" calcext:value-type="float">
            <text:p>355517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SUM([.B12:.D12])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7428008" calcext:value-type="float">
            <text:p>742800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SUM([.B13:.D13])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5797818" calcext:value-type="float">
            <text:p>579781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formula="of:=SUM([.B14:.D14])"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1125256" calcext:value-type="float">
            <text:p>1125256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SUM([.B15:.D15])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5944289" calcext:value-type="float">
            <text:p>5944289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16:.D16])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2230171" calcext:value-type="float">
            <text:p>223017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B17:.D17])"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float" office:value="2728335" calcext:value-type="float">
            <text:p>272833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B18:.D18])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9371151" calcext:value-type="float">
            <text:p>937115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SUM([.B19:.D19])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2327610" calcext:value-type="float">
            <text:p>2327610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formula="of:=SUM([.B20:.D20])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4453615" calcext:value-type="float">
            <text:p>4453615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B21:.D21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4633000" calcext:value-type="float">
            <text:p>463300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22:.D22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4728705" calcext:value-type="float">
            <text:p>4728705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SUM([.B23:.D23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5245088" calcext:value-type="float">
            <text:p>524508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B24:.D24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8798059" calcext:value-type="float">
            <text:p>879805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25:.D25])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56525" calcext:value-type="float">
            <text:p>56525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SUM([.B26:.D26])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float" office:value="3231873" calcext:value-type="float">
            <text:p>323187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formula="of:=SUM([.B27:.D27])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float" office:value="3698501" calcext:value-type="float">
            <text:p>3698501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SUM([.B28:.D28])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float" office:value="5344271" calcext:value-type="float">
            <text:p>5344271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SUM([.B29:.D29])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office:value-type="float" office:value="7276834" calcext:value-type="float">
            <text:p>7276834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30:.D30]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5076874" calcext:value-type="float">
            <text:p>5076874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formula="of:=SUM([.B31:.D31])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7001768" calcext:value-type="float">
            <text:p>700176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SUM([.B32:.D32])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8073943" calcext:value-type="float">
            <text:p>807394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B33:.D33])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9753459" calcext:value-type="float">
            <text:p>9753459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SUM([.B34:.D34])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55410" calcext:value-type="float">
            <text:p>5541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SUM([.B35:.D35])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7177585" calcext:value-type="float">
            <text:p>7177585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B36:.D36])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7551725" calcext:value-type="float">
            <text:p>755172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B37:.D37])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7746683" calcext:value-type="float">
            <text:p>7746683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SUM([.B38:.D38])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2493915" calcext:value-type="float">
            <text:p>249391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SUM([.B39:.D39])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4597340" calcext:value-type="float">
            <text:p>459734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B40:.D40])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5231206" calcext:value-type="float">
            <text:p>5231206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SUM([.B41:.D41])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9673339" calcext:value-type="float">
            <text:p>9673339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SUM([.B42:.D42])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1758189" calcext:value-type="float">
            <text:p>175818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SUM([.B43:.D43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2317405" calcext:value-type="float">
            <text:p>231740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SUM([.B44:.D44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4682861" calcext:value-type="float">
            <text:p>468286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SUM([.B45:.D45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8259349" calcext:value-type="float">
            <text:p>8259349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SUM([.B46:.D46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4380112" calcext:value-type="float">
            <text:p>4380112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B47:.D47])"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5461296" calcext:value-type="float">
            <text:p>5461296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SUM([.B48:.D48])"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5729662" calcext:value-type="float">
            <text:p>5729662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SUM([.B49:.D49])"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7603082" calcext:value-type="float">
            <text:p>7603082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SUM([.B50:.D50])"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5982337" calcext:value-type="float">
            <text:p>5982337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51:.D51])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8773067" calcext:value-type="float">
            <text:p>87730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B52:.D52])"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office:value-type="float" office:value="3840981" calcext:value-type="float">
            <text:p>384098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B53:.D53])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4031746" calcext:value-type="float">
            <text:p>4031746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B54:.D54])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4950486" calcext:value-type="float">
            <text:p>495048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B55:.D55])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8502227" calcext:value-type="float">
            <text:p>8502227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56:.D56])"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office:value-type="float" office:value="3245476" calcext:value-type="float">
            <text:p>3245476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SUM([.B57:.D57])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office:value-type="float" office:value="3273598" calcext:value-type="float">
            <text:p>327359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SUM([.B58:.D58])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office:value-type="float" office:value="7052623" calcext:value-type="float">
            <text:p>7052623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B59:.D59])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office:value-type="float" office:value="6470270" calcext:value-type="float">
            <text:p>6470270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table:formula="of:=SUM([.B60:.D60])"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office:value-type="float" office:value="8266100" calcext:value-type="float">
            <text:p>826610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B61:.D61])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8925532" calcext:value-type="float">
            <text:p>8925532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B62:.D62])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2387814" calcext:value-type="float">
            <text:p>238781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SUM([.B63:.D63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5133254" calcext:value-type="float">
            <text:p>5133254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SUM([.B64:.D64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6420328" calcext:value-type="float">
            <text:p>6420328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B65:.D65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8604487" calcext:value-type="float">
            <text:p>86044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SUM([.B66:.D66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8942306" calcext:value-type="float">
            <text:p>8942306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SUM([.B67:.D67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9528765" calcext:value-type="float">
            <text:p>952876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SUM([.B68:.D68])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2456711" calcext:value-type="float">
            <text:p>2456711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SUM([.B69:.D69])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office:value-type="float" office:value="1406436" calcext:value-type="float">
            <text:p>1406436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SUM([.B70:.D70])"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float" office:value="2393121" calcext:value-type="float">
            <text:p>2393121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SUM([.B71:.D71])"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float" office:value="809345" calcext:value-type="float">
            <text:p>80934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SUM([.B72:.D72])"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office:value-type="float" office:value="1378110" calcext:value-type="float">
            <text:p>1378110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73:.D73])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6361212" calcext:value-type="float">
            <text:p>6361212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B74:.D74])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7576102" calcext:value-type="float">
            <text:p>757610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SUM([.B75:.D75])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7038558" calcext:value-type="float">
            <text:p>7038558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SUM([.B76:.D76])"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403442" calcext:value-type="float">
            <text:p>403442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B77:.D77])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5347339" calcext:value-type="float">
            <text:p>5347339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formula="of:=SUM([.B78:.D78])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5882381" calcext:value-type="float">
            <text:p>5882381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B79:.D79])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6131062" calcext:value-type="float">
            <text:p>6131062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formula="of:=SUM([.B80:.D80])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9389079" calcext:value-type="float">
            <text:p>938907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SUM([.B81:.D81])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810959" calcext:value-type="float">
            <text:p>810959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SUM([.B82:.D82])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2352515" calcext:value-type="float">
            <text:p>2352515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B83:.D83])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7526251" calcext:value-type="float">
            <text:p>7526251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B84:.D84])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654031" calcext:value-type="float">
            <text:p>654031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SUM([.B85:.D85])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210716" calcext:value-type="float">
            <text:p>1210716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B86:.D86])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7118014" calcext:value-type="float">
            <text:p>7118014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B87:.D87])"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5137855" calcext:value-type="float">
            <text:p>513785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88:.D88])"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office:value-type="float" office:value="1217755" calcext:value-type="float">
            <text:p>1217755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SUM([.B89:.D89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3551565" calcext:value-type="float">
            <text:p>3551565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B90:.D90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3566260" calcext:value-type="float">
            <text:p>356626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B91:.D91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3962781" calcext:value-type="float">
            <text:p>396278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SUM([.B92:.D92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5063047" calcext:value-type="float">
            <text:p>5063047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SUM([.B93:.D93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6200143" calcext:value-type="float">
            <text:p>6200143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SUM([.B94:.D94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7234468" calcext:value-type="float">
            <text:p>7234468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SUM([.B95:.D95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9386849" calcext:value-type="float">
            <text:p>9386849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SUM([.B96:.D96]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1373205" calcext:value-type="float">
            <text:p>137320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SUM([.B97:.D97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3393038" calcext:value-type="float">
            <text:p>3393038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98:.D98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4383433" calcext:value-type="float">
            <text:p>4383433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SUM([.B99:.D99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8136441" calcext:value-type="float">
            <text:p>8136441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SUM([.B100:.D100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3752713" calcext:value-type="float">
            <text:p>3752713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SUM([.B101:.D101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6117224" calcext:value-type="float">
            <text:p>6117224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SUM([.B102:.D102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8819341" calcext:value-type="float">
            <text:p>881934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B103:.D103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9033616" calcext:value-type="float">
            <text:p>903361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SUM([.B104:.D104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9570539" calcext:value-type="float">
            <text:p>9570539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formula="of:=SUM([.B105:.D105])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512143" calcext:value-type="float">
            <text:p>512143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SUM([.B106:.D106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4664570" calcext:value-type="float">
            <text:p>4664570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SUM([.B107:.D107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5474415" calcext:value-type="float">
            <text:p>547441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B108:.D108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6031353" calcext:value-type="float">
            <text:p>603135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SUM([.B109:.D109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7926129" calcext:value-type="float">
            <text:p>7926129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formula="of:=SUM([.B110:.D110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8600213" calcext:value-type="float">
            <text:p>8600213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B111:.D111])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8257732" calcext:value-type="float">
            <text:p>8257732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SUM([.B112:.D112])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9570113" calcext:value-type="float">
            <text:p>9570113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SUM([.B113:.D113])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9727013" calcext:value-type="float">
            <text:p>9727013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UM([.B114:.D114])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2500360" calcext:value-type="float">
            <text:p>2500360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SUM([.B115:.D115])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4196376" calcext:value-type="float">
            <text:p>4196376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SUM([.B116:.D116])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4438401" calcext:value-type="float">
            <text:p>443840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formula="of:=SUM([.B117:.D117])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1198222" calcext:value-type="float">
            <text:p>119822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SUM([.B118:.D118])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2764902" calcext:value-type="float">
            <text:p>2764902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B119:.D119])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6748792" calcext:value-type="float">
            <text:p>6748792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SUM([.B120:.D120])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7724533" calcext:value-type="float">
            <text:p>7724533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SUM([.B121:.D121])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9727425" calcext:value-type="float">
            <text:p>972742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B122:.D122])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481106" calcext:value-type="float">
            <text:p>481106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SUM([.B123:.D123])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6313074" calcext:value-type="float">
            <text:p>6313074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formula="of:=SUM([.B124:.D124])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4450692" calcext:value-type="float">
            <text:p>4450692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SUM([.B125:.D125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4789003" calcext:value-type="float">
            <text:p>4789003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126:.D126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6772411" calcext:value-type="float">
            <text:p>6772411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SUM([.B127:.D127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7171498" calcext:value-type="float">
            <text:p>7171498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SUM([.B128:.D128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7957670" calcext:value-type="float">
            <text:p>7957670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B129:.D129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9980993" calcext:value-type="float">
            <text:p>9980993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130:.D130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formula="of:=SUM([.B131:.D131])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1243795" calcext:value-type="float">
            <text:p>124379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SUM([.B132:.D132])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5448302" calcext:value-type="float">
            <text:p>5448302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133:.D133])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6965768" calcext:value-type="float">
            <text:p>696576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B134:.D134])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1472661" calcext:value-type="float">
            <text:p>1472661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SUM([.B135:.D135])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4716508" calcext:value-type="float">
            <text:p>471650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SUM([.B136:.D136])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5941048" calcext:value-type="float">
            <text:p>5941048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SUM([.B137:.D137])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6799620" calcext:value-type="float">
            <text:p>67996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SUM([.B138:.D138])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90750" calcext:value-type="float">
            <text:p>9075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SUM([.B139:.D139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1735153" calcext:value-type="float">
            <text:p>1735153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SUM([.B140:.D140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1794351" calcext:value-type="float">
            <text:p>1794351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141:.D141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2472746" calcext:value-type="float">
            <text:p>2472746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SUM([.B142:.D142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2477410" calcext:value-type="float">
            <text:p>247741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SUM([.B143:.D143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4978696" calcext:value-type="float">
            <text:p>4978696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SUM([.B144:.D144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5902868" calcext:value-type="float">
            <text:p>5902868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SUM([.B145:.D145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5992278" calcext:value-type="float">
            <text:p>5992278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B146:.D146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6409428" calcext:value-type="float">
            <text:p>6409428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SUM([.B147:.D147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8625190" calcext:value-type="float">
            <text:p>8625190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B148:.D148]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1736840" calcext:value-type="float">
            <text:p>1736840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SUM([.B149:.D149])"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float" office:value="1998562" calcext:value-type="float">
            <text:p>199856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SUM([.B150:.D150])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5669756" calcext:value-type="float">
            <text:p>5669756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151:.D151])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6725211" calcext:value-type="float">
            <text:p>672521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152:.D152])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9194816" calcext:value-type="float">
            <text:p>9194816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SUM([.B153:.D153])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389515" calcext:value-type="float">
            <text:p>389515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B154:.D154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2194333" calcext:value-type="float">
            <text:p>219433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SUM([.B155:.D155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2649521" calcext:value-type="float">
            <text:p>264952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SUM([.B156:.D156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3311746" calcext:value-type="float">
            <text:p>3311746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formula="of:=SUM([.B157:.D157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3501652" calcext:value-type="float">
            <text:p>3501652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B158:.D158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4480570" calcext:value-type="float">
            <text:p>4480570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SUM([.B159:.D159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5370581" calcext:value-type="float">
            <text:p>5370581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SUM([.B160:.D160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5612973" calcext:value-type="float">
            <text:p>5612973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SUM([.B161:.D161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8507719" calcext:value-type="float">
            <text:p>850771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SUM([.B162:.D162])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796603" calcext:value-type="float">
            <text:p>796603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SUM([.B163:.D163])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float" office:value="2677094" calcext:value-type="float">
            <text:p>2677094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164:.D164])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float" office:value="5617755" calcext:value-type="float">
            <text:p>5617755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165:.D165])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float" office:value="1791981" calcext:value-type="float">
            <text:p>1791981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SUM([.B166:.D166])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4625319" calcext:value-type="float">
            <text:p>4625319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167:.D167])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5758999" calcext:value-type="float">
            <text:p>5758999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168:.D168])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8407842" calcext:value-type="float">
            <text:p>8407842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SUM([.B169:.D169])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9374685" calcext:value-type="float">
            <text:p>9374685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formula="of:=SUM([.B170:.D170])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1576414" calcext:value-type="float">
            <text:p>1576414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SUM([.B171:.D171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2843040" calcext:value-type="float">
            <text:p>284304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SUM([.B172:.D172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2932858" calcext:value-type="float">
            <text:p>293285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B173:.D173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3532149" calcext:value-type="float">
            <text:p>3532149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174:.D174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4603765" calcext:value-type="float">
            <text:p>4603765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SUM([.B175:.D175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5042827" calcext:value-type="float">
            <text:p>5042827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SUM([.B176:.D176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5640492" calcext:value-type="float">
            <text:p>564049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SUM([.B177:.D177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806242" calcext:value-type="float">
            <text:p>9806242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B178:.D178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777002" calcext:value-type="float">
            <text:p>77700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B179:.D179]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2772349" calcext:value-type="float">
            <text:p>2772349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formula="of:=SUM([.B180:.D180]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4809843" calcext:value-type="float">
            <text:p>4809843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SUM([.B181:.D181]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7407494" calcext:value-type="float">
            <text:p>7407494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SUM([.B182:.D182]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4114085" calcext:value-type="float">
            <text:p>411408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183:.D183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7710295" calcext:value-type="float">
            <text:p>7710295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SUM([.B184:.D184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7989883" calcext:value-type="float">
            <text:p>7989883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B185:.D185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8501568" calcext:value-type="float">
            <text:p>850156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SUM([.B186:.D186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8872969" calcext:value-type="float">
            <text:p>8872969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SUM([.B187:.D187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9788636" calcext:value-type="float">
            <text:p>9788636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SUM([.B188:.D188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4235208" calcext:value-type="float">
            <text:p>4235208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SUM([.B189:.D189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7426285" calcext:value-type="float">
            <text:p>7426285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formula="of:=SUM([.B190:.D190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8497401" calcext:value-type="float">
            <text:p>8497401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191:.D191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9249788" calcext:value-type="float">
            <text:p>9249788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192:.D192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9691641" calcext:value-type="float">
            <text:p>9691641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formula="of:=SUM([.B193:.D193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1559237" calcext:value-type="float">
            <text:p>155923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B194:.D194])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2437623" calcext:value-type="float">
            <text:p>2437623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formula="of:=SUM([.B195:.D195])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3009031" calcext:value-type="float">
            <text:p>3009031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SUM([.B196:.D196])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5105569" calcext:value-type="float">
            <text:p>510556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197:.D197])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6008680" calcext:value-type="float">
            <text:p>600868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SUM([.B198:.D198])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6069407" calcext:value-type="float">
            <text:p>6069407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formula="of:=SUM([.B199:.D199])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6764749" calcext:value-type="float">
            <text:p>6764749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200:.D200])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293998" calcext:value-type="float">
            <text:p>293998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SUM([.B201:.D201])"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5289449" calcext:value-type="float">
            <text:p>528944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B202:.D202])"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8339620" calcext:value-type="float">
            <text:p>833962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B203:.D203])"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228865" calcext:value-type="float">
            <text:p>22886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SUM([.B204:.D204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512460" calcext:value-type="float">
            <text:p>51246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SUM([.B205:.D205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1780249" calcext:value-type="float">
            <text:p>1780249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SUM([.B206:.D206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2469232" calcext:value-type="float">
            <text:p>2469232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SUM([.B207:.D207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7161946" calcext:value-type="float">
            <text:p>7161946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formula="of:=SUM([.B208:.D208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7841053" calcext:value-type="float">
            <text:p>7841053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formula="of:=SUM([.B209:.D209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7877697" calcext:value-type="float">
            <text:p>7877697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SUM([.B210:.D210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8637140" calcext:value-type="float">
            <text:p>8637140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SUM([.B211:.D211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9485973" calcext:value-type="float">
            <text:p>9485973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B212:.D212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9750992" calcext:value-type="float">
            <text:p>9750992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SUM([.B213:.D213]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177755" calcext:value-type="float">
            <text:p>17775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SUM([.B214:.D214])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798171" calcext:value-type="float">
            <text:p>79817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formula="of:=SUM([.B215:.D215])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7376009" calcext:value-type="float">
            <text:p>737600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216:.D216])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227153" calcext:value-type="float">
            <text:p>22715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formula="of:=SUM([.B217:.D217])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6770137" calcext:value-type="float">
            <text:p>677013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SUM([.B218:.D218])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9751792" calcext:value-type="float">
            <text:p>9751792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219:.D219])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1025846" calcext:value-type="float">
            <text:p>1025846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SUM([.B220:.D220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390670" calcext:value-type="float">
            <text:p>13906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B221:.D221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3523165" calcext:value-type="float">
            <text:p>3523165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formula="of:=SUM([.B222:.D222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5051578" calcext:value-type="float">
            <text:p>505157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SUM([.B223:.D223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7309079" calcext:value-type="float">
            <text:p>7309079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B224:.D224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8139635" calcext:value-type="float">
            <text:p>813963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SUM([.B225:.D225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9499540" calcext:value-type="float">
            <text:p>9499540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SUM([.B226:.D226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9691806" calcext:value-type="float">
            <text:p>9691806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SUM([.B227:.D227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31330" calcext:value-type="float">
            <text:p>131330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SUM([.B228:.D228])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2282297" calcext:value-type="float">
            <text:p>2282297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SUM([.B229:.D229])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7305714" calcext:value-type="float">
            <text:p>7305714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B230:.D230])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9158089" calcext:value-type="float">
            <text:p>9158089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SUM([.B231:.D231])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174718" calcext:value-type="float">
            <text:p>174718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B232:.D232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449324" calcext:value-type="float">
            <text:p>449324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B233:.D233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895532" calcext:value-type="float">
            <text:p>895532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SUM([.B234:.D234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2410627" calcext:value-type="float">
            <text:p>2410627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235:.D235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4170680" calcext:value-type="float">
            <text:p>417068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SUM([.B236:.D236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6456962" calcext:value-type="float">
            <text:p>6456962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SUM([.B237:.D237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8309009" calcext:value-type="float">
            <text:p>830900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formula="of:=SUM([.B238:.D238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1235470" calcext:value-type="float">
            <text:p>123547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SUM([.B239:.D239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1765267" calcext:value-type="float">
            <text:p>17652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SUM([.B240:.D240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4291738" calcext:value-type="float">
            <text:p>4291738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SUM([.B241:.D241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5464364" calcext:value-type="float">
            <text:p>5464364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SUM([.B242:.D242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7818540" calcext:value-type="float">
            <text:p>781854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SUM([.B243:.D243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9784517" calcext:value-type="float">
            <text:p>978451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formula="of:=SUM([.B244:.D244])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320445" calcext:value-type="float">
            <text:p>32044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SUM([.B245:.D245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1175226" calcext:value-type="float">
            <text:p>1175226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B246:.D246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1798029" calcext:value-type="float">
            <text:p>1798029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SUM([.B247:.D247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2332293" calcext:value-type="float">
            <text:p>2332293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SUM([.B248:.D248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2832651" calcext:value-type="float">
            <text:p>2832651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249:.D249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3611813" calcext:value-type="float">
            <text:p>3611813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B250:.D250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8050635" calcext:value-type="float">
            <text:p>8050635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SUM([.B251:.D251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9685943" calcext:value-type="float">
            <text:p>9685943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SUM([.B252:.D252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341566" calcext:value-type="float">
            <text:p>341566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SUM([.B253:.D253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3642212" calcext:value-type="float">
            <text:p>3642212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254:.D254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3932548" calcext:value-type="float">
            <text:p>3932548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255:.D255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5632785" calcext:value-type="float">
            <text:p>5632785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SUM([.B256:.D256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5632912" calcext:value-type="float">
            <text:p>563291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SUM([.B257:.D257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8679509" calcext:value-type="float">
            <text:p>867950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SUM([.B258:.D258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8695385" calcext:value-type="float">
            <text:p>8695385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SUM([.B259:.D259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9194375" calcext:value-type="float">
            <text:p>919437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260:.D260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9632567" calcext:value-type="float">
            <text:p>9632567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SUM([.B261:.D261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9882273" calcext:value-type="float">
            <text:p>988227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SUM([.B262:.D262])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3396532" calcext:value-type="float">
            <text:p>3396532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SUM([.B263:.D263])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float" office:value="4600702" calcext:value-type="float">
            <text:p>460070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264:.D264])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float" office:value="2226737" calcext:value-type="float">
            <text:p>2226737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SUM([.B265:.D265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2504092" calcext:value-type="float">
            <text:p>2504092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266:.D266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4423003" calcext:value-type="float">
            <text:p>4423003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SUM([.B267:.D267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5831396" calcext:value-type="float">
            <text:p>583139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B268:.D268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6292192" calcext:value-type="float">
            <text:p>629219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269:.D269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6453541" calcext:value-type="float">
            <text:p>645354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SUM([.B270:.D270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7838313" calcext:value-type="float">
            <text:p>7838313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SUM([.B271:.D271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8219753" calcext:value-type="float">
            <text:p>8219753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formula="of:=SUM([.B272:.D272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8920014" calcext:value-type="float">
            <text:p>8920014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273:.D273])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1148370" calcext:value-type="float">
            <text:p>1148370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SUM([.B274:.D274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3964775" calcext:value-type="float">
            <text:p>396477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formula="of:=SUM([.B275:.D275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4950121" calcext:value-type="float">
            <text:p>495012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formula="of:=SUM([.B276:.D276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5597364" calcext:value-type="float">
            <text:p>5597364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77:.D277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7041930" calcext:value-type="float">
            <text:p>704193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278:.D278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9312589" calcext:value-type="float">
            <text:p>931258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SUM([.B279:.D279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9937168" calcext:value-type="float">
            <text:p>993716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B280:.D280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1447118" calcext:value-type="float">
            <text:p>144711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SUM([.B281:.D281])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4781278" calcext:value-type="float">
            <text:p>4781278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SUM([.B282:.D282])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4918681" calcext:value-type="float">
            <text:p>491868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SUM([.B283:.D283])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9590613" calcext:value-type="float">
            <text:p>959061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SUM([.B284:.D284])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2307729" calcext:value-type="float">
            <text:p>2307729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B285:.D285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2980000" calcext:value-type="float">
            <text:p>298000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286:.D286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4005318" calcext:value-type="float">
            <text:p>4005318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formula="of:=SUM([.B287:.D287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4199412" calcext:value-type="float">
            <text:p>419941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288:.D288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8574372" calcext:value-type="float">
            <text:p>8574372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SUM([.B289:.D289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9613452" calcext:value-type="float">
            <text:p>9613452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SUM([.B290:.D290])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323255" calcext:value-type="float">
            <text:p>323255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B291:.D291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3075983" calcext:value-type="float">
            <text:p>307598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SUM([.B292:.D292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5604157" calcext:value-type="float">
            <text:p>560415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B293:.D293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7233759" calcext:value-type="float">
            <text:p>7233759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294:.D294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8801843" calcext:value-type="float">
            <text:p>8801843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295:.D295])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1044043" calcext:value-type="float">
            <text:p>1044043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SUM([.B296:.D296]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2031414" calcext:value-type="float">
            <text:p>203141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SUM([.B297:.D297]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6307150" calcext:value-type="float">
            <text:p>6307150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298:.D298]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9171737" calcext:value-type="float">
            <text:p>9171737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299:.D299]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9531444" calcext:value-type="float">
            <text:p>953144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SUM([.B300:.D300]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879870" calcext:value-type="float">
            <text:p>879870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[.B301:.D301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1317007" calcext:value-type="float">
            <text:p>1317007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SUM([.B302:.D302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3156096" calcext:value-type="float">
            <text:p>3156096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303:.D303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3727930" calcext:value-type="float">
            <text:p>372793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B304:.D304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5058563" calcext:value-type="float">
            <text:p>505856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formula="of:=SUM([.B305:.D305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6226600" calcext:value-type="float">
            <text:p>62266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SUM([.B306:.D306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8430286" calcext:value-type="float">
            <text:p>8430286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SUM([.B307:.D307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8907108" calcext:value-type="float">
            <text:p>890710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308:.D308]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113765" calcext:value-type="float">
            <text:p>11376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SUM([.B309:.D309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241016" calcext:value-type="float">
            <text:p>241016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310:.D310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2049265" calcext:value-type="float">
            <text:p>204926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SUM([.B311:.D311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3538821" calcext:value-type="float">
            <text:p>353882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SUM([.B312:.D312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4633158" calcext:value-type="float">
            <text:p>4633158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313:.D313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4714579" calcext:value-type="float">
            <text:p>471457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SUM([.B314:.D314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5174594" calcext:value-type="float">
            <text:p>5174594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315:.D315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6320318" calcext:value-type="float">
            <text:p>6320318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B316:.D316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6636953" calcext:value-type="float">
            <text:p>6636953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B317:.D317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8031014" calcext:value-type="float">
            <text:p>8031014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SUM([.B318:.D318]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1078072" calcext:value-type="float">
            <text:p>1078072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319:.D319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1901372" calcext:value-type="float">
            <text:p>190137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SUM([.B320:.D320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3452266" calcext:value-type="float">
            <text:p>345226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SUM([.B321:.D321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4822161" calcext:value-type="float">
            <text:p>482216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SUM([.B322:.D322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7308564" calcext:value-type="float">
            <text:p>730856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323:.D323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7986900" calcext:value-type="float">
            <text:p>798690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324:.D324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9248288" calcext:value-type="float">
            <text:p>9248288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SUM([.B325:.D325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9357588" calcext:value-type="float">
            <text:p>9357588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SUM([.B326:.D326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9754458" calcext:value-type="float">
            <text:p>975445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SUM([.B327:.D327]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228721" calcext:value-type="float">
            <text:p>22872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B328:.D328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407631" calcext:value-type="float">
            <text:p>407631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SUM([.B329:.D329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1877730" calcext:value-type="float">
            <text:p>187773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SUM([.B330:.D330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1896065" calcext:value-type="float">
            <text:p>189606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B331:.D331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4044151" calcext:value-type="float">
            <text:p>4044151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B332:.D332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4217248" calcext:value-type="float">
            <text:p>421724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333:.D333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4517488" calcext:value-type="float">
            <text:p>451748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SUM([.B334:.D334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6420631" calcext:value-type="float">
            <text:p>6420631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335:.D335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8452362" calcext:value-type="float">
            <text:p>8452362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SUM([.B336:.D336])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1143195" calcext:value-type="float">
            <text:p>1143195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SUM([.B337:.D337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1686441" calcext:value-type="float">
            <text:p>1686441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SUM([.B338:.D338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1868150" calcext:value-type="float">
            <text:p>186815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B339:.D339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2266775" calcext:value-type="float">
            <text:p>226677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B340:.D340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2450922" calcext:value-type="float">
            <text:p>2450922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formula="of:=SUM([.B341:.D341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3222911" calcext:value-type="float">
            <text:p>322291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B342:.D342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3896076" calcext:value-type="float">
            <text:p>3896076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SUM([.B343:.D343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4533887" calcext:value-type="float">
            <text:p>4533887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SUM([.B344:.D344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6365239" calcext:value-type="float">
            <text:p>636523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345:.D345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8952629" calcext:value-type="float">
            <text:p>8952629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346:.D346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2987393" calcext:value-type="float">
            <text:p>2987393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SUM([.B347:.D347])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4201710" calcext:value-type="float">
            <text:p>420171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SUM([.B348:.D348])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3204092" calcext:value-type="float">
            <text:p>3204092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SUM([.B349:.D349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4652792" calcext:value-type="float">
            <text:p>4652792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SUM([.B350:.D350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5118898" calcext:value-type="float">
            <text:p>511889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SUM([.B351:.D351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5457813" calcext:value-type="float">
            <text:p>5457813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SUM([.B352:.D352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6016670" calcext:value-type="float">
            <text:p>601667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SUM([.B353:.D353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8370309" calcext:value-type="float">
            <text:p>837030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formula="of:=SUM([.B354:.D354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534574" calcext:value-type="float">
            <text:p>534574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B355:.D355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266096" calcext:value-type="float">
            <text:p>1266096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SUM([.B356:.D356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5003358" calcext:value-type="float">
            <text:p>500335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B357:.D357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6077021" calcext:value-type="float">
            <text:p>607702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B358:.D358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7968043" calcext:value-type="float">
            <text:p>796804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SUM([.B359:.D359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9908407" calcext:value-type="float">
            <text:p>990840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SUM([.B360:.D360]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317121" calcext:value-type="float">
            <text:p>31712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B361:.D361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1937002" calcext:value-type="float">
            <text:p>193700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B362:.D362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2543110" calcext:value-type="float">
            <text:p>254311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SUM([.B363:.D363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2851149" calcext:value-type="float">
            <text:p>2851149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SUM([.B364:.D364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4072202" calcext:value-type="float">
            <text:p>407220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SUM([.B365:.D365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5774108" calcext:value-type="float">
            <text:p>577410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SUM([.B366:.D366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6991159" calcext:value-type="float">
            <text:p>6991159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SUM([.B367:.D367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9168053" calcext:value-type="float">
            <text:p>9168053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SUM([.B368:.D368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9502379" calcext:value-type="float">
            <text:p>9502379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B369:.D369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1326005" calcext:value-type="float">
            <text:p>1326005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B370:.D370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3819500" calcext:value-type="float">
            <text:p>381950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B371:.D371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6049221" calcext:value-type="float">
            <text:p>604922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formula="of:=SUM([.B372:.D372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6308379" calcext:value-type="float">
            <text:p>6308379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SUM([.B373:.D373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6907033" calcext:value-type="float">
            <text:p>690703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SUM([.B374:.D374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7901314" calcext:value-type="float">
            <text:p>7901314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SUM([.B375:.D375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8727554" calcext:value-type="float">
            <text:p>8727554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376:.D376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8954342" calcext:value-type="float">
            <text:p>8954342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B377:.D377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9757834" calcext:value-type="float">
            <text:p>9757834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SUM([.B378:.D378]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904253" calcext:value-type="float">
            <text:p>904253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SUM([.B379:.D379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948129" calcext:value-type="float">
            <text:p>948129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B380:.D380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1088268" calcext:value-type="float">
            <text:p>108826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B381:.D381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2153864" calcext:value-type="float">
            <text:p>215386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B382:.D382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2293049" calcext:value-type="float">
            <text:p>2293049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SUM([.B383:.D383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7443226" calcext:value-type="float">
            <text:p>7443226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formula="of:=SUM([.B384:.D384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8952818" calcext:value-type="float">
            <text:p>895281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B385:.D385])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2430266" calcext:value-type="float">
            <text:p>243026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formula="of:=SUM([.B386:.D386])"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8821307" calcext:value-type="float">
            <text:p>8821307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387:.D387])"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1656199" calcext:value-type="float">
            <text:p>1656199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SUM([.B388:.D388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2227761" calcext:value-type="float">
            <text:p>2227761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89:.D389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2560487" calcext:value-type="float">
            <text:p>2560487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B390:.D390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2962157" calcext:value-type="float">
            <text:p>2962157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SUM([.B391:.D391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4595712" calcext:value-type="float">
            <text:p>459571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392:.D392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7492210" calcext:value-type="float">
            <text:p>749221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393:.D393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8709771" calcext:value-type="float">
            <text:p>870977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B394:.D394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632548" calcext:value-type="float">
            <text:p>632548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SUM([.B395:.D395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672236" calcext:value-type="float">
            <text:p>67223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B396:.D396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390029" calcext:value-type="float">
            <text:p>139002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B397:.D397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3298466" calcext:value-type="float">
            <text:p>329846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SUM([.B398:.D398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4344604" calcext:value-type="float">
            <text:p>434460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SUM([.B399:.D399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5082681" calcext:value-type="float">
            <text:p>5082681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SUM([.B400:.D400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5522821" calcext:value-type="float">
            <text:p>552282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B401:.D401])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618416" calcext:value-type="float">
            <text:p>618416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SUM([.B402:.D402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1349254" calcext:value-type="float">
            <text:p>134925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SUM([.B403:.D403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1577549" calcext:value-type="float">
            <text:p>1577549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SUM([.B404:.D404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3942216" calcext:value-type="float">
            <text:p>39422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formula="of:=SUM([.B405:.D405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4765767" calcext:value-type="float">
            <text:p>476576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SUM([.B406:.D406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5460535" calcext:value-type="float">
            <text:p>5460535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SUM([.B407:.D407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7062630" calcext:value-type="float">
            <text:p>706263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SUM([.B408:.D408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7430870" calcext:value-type="float">
            <text:p>7430870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SUM([.B409:.D409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7724636" calcext:value-type="float">
            <text:p>772463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SUM([.B410:.D410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9784337" calcext:value-type="float">
            <text:p>9784337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SUM([.B411:.D411])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264230" calcext:value-type="float">
            <text:p>264230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SUM([.B412:.D412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3141451" calcext:value-type="float">
            <text:p>314145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SUM([.B413:.D413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4481839" calcext:value-type="float">
            <text:p>4481839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B414:.D414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5463793" calcext:value-type="float">
            <text:p>546379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B415:.D415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6498985" calcext:value-type="float">
            <text:p>649898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SUM([.B416:.D416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6554149" calcext:value-type="float">
            <text:p>6554149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B417:.D417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7566292" calcext:value-type="float">
            <text:p>7566292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formula="of:=SUM([.B418:.D418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7736623" calcext:value-type="float">
            <text:p>7736623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B419:.D419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7793364" calcext:value-type="float">
            <text:p>779336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420:.D420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8317352" calcext:value-type="float">
            <text:p>831735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SUM([.B421:.D421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9440390" calcext:value-type="float">
            <text:p>9440390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SUM([.B422:.D422])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1094161" calcext:value-type="float">
            <text:p>1094161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B423:.D423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1112588" calcext:value-type="float">
            <text:p>111258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424:.D424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2185415" calcext:value-type="float">
            <text:p>218541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SUM([.B425:.D425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4884958" calcext:value-type="float">
            <text:p>4884958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B426:.D426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5069671" calcext:value-type="float">
            <text:p>506967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formula="of:=SUM([.B427:.D427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6791916" calcext:value-type="float">
            <text:p>679191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SUM([.B428:.D428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7908632" calcext:value-type="float">
            <text:p>7908632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B429:.D429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8693644" calcext:value-type="float">
            <text:p>86936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formula="of:=SUM([.B430:.D430]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2093420" calcext:value-type="float">
            <text:p>209342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B431:.D431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2499477" calcext:value-type="float">
            <text:p>2499477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SUM([.B432:.D432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2509527" calcext:value-type="float">
            <text:p>2509527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SUM([.B433:.D433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2775657" calcext:value-type="float">
            <text:p>2775657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SUM([.B434:.D434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7786913" calcext:value-type="float">
            <text:p>7786913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SUM([.B435:.D435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8167583" calcext:value-type="float">
            <text:p>8167583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436:.D436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8228755" calcext:value-type="float">
            <text:p>822875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SUM([.B437:.D437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8770375" calcext:value-type="float">
            <text:p>8770375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SUM([.B438:.D438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007628" calcext:value-type="float">
            <text:p>1007628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B439:.D439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4296703" calcext:value-type="float">
            <text:p>429670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SUM([.B440:.D440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6478150" calcext:value-type="float">
            <text:p>647815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441:.D441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6548188" calcext:value-type="float">
            <text:p>654818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SUM([.B442:.D442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6703571" calcext:value-type="float">
            <text:p>670357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SUM([.B443:.D443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8437480" calcext:value-type="float">
            <text:p>8437480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SUM([.B444:.D444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8706676" calcext:value-type="float">
            <text:p>870667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SUM([.B445:.D445]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3039835" calcext:value-type="float">
            <text:p>303983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B446:.D446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4220888" calcext:value-type="float">
            <text:p>422088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SUM([.B447:.D447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4993514" calcext:value-type="float">
            <text:p>499351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SUM([.B448:.D448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5169971" calcext:value-type="float">
            <text:p>5169971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SUM([.B449:.D449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5918085" calcext:value-type="float">
            <text:p>591808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B450:.D450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9820864" calcext:value-type="float">
            <text:p>9820864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B451:.D451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9842537" calcext:value-type="float">
            <text:p>9842537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B452:.D452]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515982" calcext:value-type="float">
            <text:p>51598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SUM([.B453:.D453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3109538" calcext:value-type="float">
            <text:p>310953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SUM([.B454:.D454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4772629" calcext:value-type="float">
            <text:p>477262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SUM([.B455:.D455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5634444" calcext:value-type="float">
            <text:p>5634444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SUM([.B456:.D456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8650882" calcext:value-type="float">
            <text:p>865088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SUM([.B457:.D457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1501842" calcext:value-type="float">
            <text:p>1501842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SUM([.B458:.D458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2013238" calcext:value-type="float">
            <text:p>2013238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SUM([.B459:.D459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2686119" calcext:value-type="float">
            <text:p>2686119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460:.D460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2801895" calcext:value-type="float">
            <text:p>280189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SUM([.B461:.D461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3488933" calcext:value-type="float">
            <text:p>3488933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SUM([.B462:.D462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4063527" calcext:value-type="float">
            <text:p>406352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SUM([.B463:.D463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5133542" calcext:value-type="float">
            <text:p>513354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B464:.D464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6991247" calcext:value-type="float">
            <text:p>699124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SUM([.B465:.D465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7552313" calcext:value-type="float">
            <text:p>755231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SUM([.B466:.D466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7788973" calcext:value-type="float">
            <text:p>778897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467:.D467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8511921" calcext:value-type="float">
            <text:p>851192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SUM([.B468:.D468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2246431" calcext:value-type="float">
            <text:p>224643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SUM([.B469:.D469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3060136" calcext:value-type="float">
            <text:p>306013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B470:.D470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3310257" calcext:value-type="float">
            <text:p>331025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SUM([.B471:.D471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4357700" calcext:value-type="float">
            <text:p>435770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SUM([.B472:.D472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5520983" calcext:value-type="float">
            <text:p>5520983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SUM([.B473:.D473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5662749" calcext:value-type="float">
            <text:p>5662749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SUM([.B474:.D474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6427209" calcext:value-type="float">
            <text:p>6427209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formula="of:=SUM([.B475:.D475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6502831" calcext:value-type="float">
            <text:p>6502831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SUM([.B476:.D476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7600410" calcext:value-type="float">
            <text:p>760041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SUM([.B477:.D477])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226573" calcext:value-type="float">
            <text:p>22657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1" table:formula="of:=SUM([.B478:.D478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398782" calcext:value-type="float">
            <text:p>398782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style-name="ce1" table:formula="of:=SUM([.B479:.D479])" office:value-type="float" office:value="154" calcext:value-type="float">
            <text:p>154</text:p>
          </table:table-cell>
          <table:table-cell table:number-columns-repeated="2"/>
          <table:table-cell office:value-type="float" office:value="7600410" calcext:value-type="float">
            <text:p>76004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59849" calcext:value-type="float">
            <text:p>1059849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" table:formula="of:=SUM([.B480:.D480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1501987" calcext:value-type="float">
            <text:p>1501987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table:formula="of:=SUM([.B481:.D481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1776836" calcext:value-type="float">
            <text:p>1776836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style-name="ce1" table:formula="of:=SUM([.B482:.D482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3965078" calcext:value-type="float">
            <text:p>396507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style-name="ce1" table:formula="of:=SUM([.B483:.D483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4099771" calcext:value-type="float">
            <text:p>409977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style-name="ce1" table:formula="of:=SUM([.B484:.D484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table:style-name="ce1" office:value-type="float" office:value="6214462" calcext:value-type="float">
            <text:p>621446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B485:.D485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6944786" calcext:value-type="float">
            <text:p>6944786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style-name="ce1" table:formula="of:=SUM([.B486:.D486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7423137" calcext:value-type="float">
            <text:p>74231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style-name="ce1" table:formula="of:=SUM([.B487:.D487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8527230" calcext:value-type="float">
            <text:p>852723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table:formula="of:=SUM([.B488:.D488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8628476" calcext:value-type="float">
            <text:p>8628476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1" table:formula="of:=SUM([.B489:.D489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9821847" calcext:value-type="float">
            <text:p>982184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style-name="ce1" table:formula="of:=SUM([.B490:.D490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9834013" calcext:value-type="float">
            <text:p>9834013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" table:formula="of:=SUM([.B491:.D491])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1840433" calcext:value-type="float">
            <text:p>1840433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492:.D492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2027832" calcext:value-type="float">
            <text:p>202783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formula="of:=SUM([.B493:.D493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2172813" calcext:value-type="float">
            <text:p>217281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494:.D494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3410201" calcext:value-type="float">
            <text:p>341020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SUM([.B495:.D495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4028972" calcext:value-type="float">
            <text:p>4028972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B496:.D496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5816231" calcext:value-type="float">
            <text:p>581623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SUM([.B497:.D497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6490144" calcext:value-type="float">
            <text:p>6490144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SUM([.B498:.D498])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284553" calcext:value-type="float">
            <text:p>284553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499:.D499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485936" calcext:value-type="float">
            <text:p>48593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B500:.D500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975012" calcext:value-type="float">
            <text:p>97501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B501:.D501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1075615" calcext:value-type="float">
            <text:p>1075615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SUM([.B502:.D502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1509084" calcext:value-type="float">
            <text:p>1509084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SUM([.B503:.D503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1869240" calcext:value-type="float">
            <text:p>1869240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SUM([.B504:.D504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3704681" calcext:value-type="float">
            <text:p>370468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SUM([.B505:.D505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7122660" calcext:value-type="float">
            <text:p>7122660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SUM([.B506:.D506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9122596" calcext:value-type="float">
            <text:p>912259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B507:.D507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473312" calcext:value-type="float">
            <text:p>473312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SUM([.B508:.D508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2497902" calcext:value-type="float">
            <text:p>249790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SUM([.B509:.D509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2817358" calcext:value-type="float">
            <text:p>281735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SUM([.B510:.D510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4158708" calcext:value-type="float">
            <text:p>415870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SUM([.B511:.D511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5926954" calcext:value-type="float">
            <text:p>592695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SUM([.B512:.D512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8504469" calcext:value-type="float">
            <text:p>850446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SUM([.B513:.D513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8978761" calcext:value-type="float">
            <text:p>897876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SUM([.B514:.D514]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2228825" calcext:value-type="float">
            <text:p>222882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SUM([.B515:.D515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343837" calcext:value-type="float">
            <text:p>234383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516:.D516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3296517" calcext:value-type="float">
            <text:p>329651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B517:.D517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4949818" calcext:value-type="float">
            <text:p>494981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SUM([.B518:.D518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6473546" calcext:value-type="float">
            <text:p>6473546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519:.D519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6734053" calcext:value-type="float">
            <text:p>673405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B520:.D520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8840010" calcext:value-type="float">
            <text:p>884001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SUM([.B521:.D521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9028238" calcext:value-type="float">
            <text:p>902823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formula="of:=SUM([.B522:.D522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9505189" calcext:value-type="float">
            <text:p>950518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B523:.D523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9999193" calcext:value-type="float">
            <text:p>999919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SUM([.B524:.D524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604220" calcext:value-type="float">
            <text:p>60422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SUM([.B525:.D525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1392693" calcext:value-type="float">
            <text:p>1392693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SUM([.B526:.D526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2172923" calcext:value-type="float">
            <text:p>217292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SUM([.B527:.D527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4396914" calcext:value-type="float">
            <text:p>4396914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SUM([.B528:.D528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4945392" calcext:value-type="float">
            <text:p>494539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B529:.D529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5150444" calcext:value-type="float">
            <text:p>5150444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530:.D530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5756076" calcext:value-type="float">
            <text:p>5756076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SUM([.B531:.D531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6232693" calcext:value-type="float">
            <text:p>6232693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B532:.D532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7195502" calcext:value-type="float">
            <text:p>7195502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533:.D533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465540" calcext:value-type="float">
            <text:p>46554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SUM([.B534:.D534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835567" calcext:value-type="float">
            <text:p>835567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SUM([.B535:.D535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1157266" calcext:value-type="float">
            <text:p>115726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SUM([.B536:.D536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3565695" calcext:value-type="float">
            <text:p>3565695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SUM([.B537:.D537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4340022" calcext:value-type="float">
            <text:p>4340022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538:.D538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4895428" calcext:value-type="float">
            <text:p>4895428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SUM([.B539:.D539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4944528" calcext:value-type="float">
            <text:p>494452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SUM([.B540:.D540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6570441" calcext:value-type="float">
            <text:p>6570441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SUM([.B541:.D541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9035174" calcext:value-type="float">
            <text:p>9035174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SUM([.B542:.D542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9641381" calcext:value-type="float">
            <text:p>9641381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SUM([.B543:.D543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9895602" calcext:value-type="float">
            <text:p>989560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SUM([.B544:.D544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9996728" calcext:value-type="float">
            <text:p>99967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B545:.D545]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140288" calcext:value-type="float">
            <text:p>140288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SUM([.B546:.D546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826564" calcext:value-type="float">
            <text:p>826564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SUM([.B547:.D547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4686305" calcext:value-type="float">
            <text:p>4686305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SUM([.B548:.D548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4938917" calcext:value-type="float">
            <text:p>4938917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SUM([.B549:.D549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6008613" calcext:value-type="float">
            <text:p>6008613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SUM([.B550:.D550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7905079" calcext:value-type="float">
            <text:p>790507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551:.D551])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1496686" calcext:value-type="float">
            <text:p>149668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SUM([.B552:.D552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2412526" calcext:value-type="float">
            <text:p>2412526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B553:.D553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3132062" calcext:value-type="float">
            <text:p>3132062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SUM([.B554:.D554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3164464" calcext:value-type="float">
            <text:p>316446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SUM([.B555:.D555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4644493" calcext:value-type="float">
            <text:p>464449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SUM([.B556:.D556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5251263" calcext:value-type="float">
            <text:p>525126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557:.D557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8459928" calcext:value-type="float">
            <text:p>8459928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SUM([.B558:.D558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8807464" calcext:value-type="float">
            <text:p>880746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SUM([.B559:.D559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9260415" calcext:value-type="float">
            <text:p>926041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formula="of:=SUM([.B560:.D560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9752672" calcext:value-type="float">
            <text:p>9752672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SUM([.B561:.D561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488864" calcext:value-type="float">
            <text:p>48886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formula="of:=SUM([.B562:.D562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1291628" calcext:value-type="float">
            <text:p>129162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B563:.D563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3963004" calcext:value-type="float">
            <text:p>396300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formula="of:=SUM([.B564:.D564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4197377" calcext:value-type="float">
            <text:p>4197377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565:.D565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4240728" calcext:value-type="float">
            <text:p>4240728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SUM([.B566:.D566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5091027" calcext:value-type="float">
            <text:p>5091027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567:.D567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6127674" calcext:value-type="float">
            <text:p>612767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B568:.D568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6297650" calcext:value-type="float">
            <text:p>629765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B569:.D569]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2163495" calcext:value-type="float">
            <text:p>216349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SUM([.B570:.D570]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6707267" calcext:value-type="float">
            <text:p>6707267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SUM([.B571:.D571]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8046636" calcext:value-type="float">
            <text:p>80466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SUM([.B572:.D572]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8185648" calcext:value-type="float">
            <text:p>818564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SUM([.B573:.D573]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702573" calcext:value-type="float">
            <text:p>1702573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B574:.D574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1713457" calcext:value-type="float">
            <text:p>1713457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SUM([.B575:.D575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4943239" calcext:value-type="float">
            <text:p>4943239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SUM([.B576:.D576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5324894" calcext:value-type="float">
            <text:p>5324894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SUM([.B577:.D577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6509338" calcext:value-type="float">
            <text:p>6509338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SUM([.B578:.D578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8490555" calcext:value-type="float">
            <text:p>849055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formula="of:=SUM([.B579:.D579])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608756" calcext:value-type="float">
            <text:p>6087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SUM([.B580:.D580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169882" calcext:value-type="float">
            <text:p>116988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SUM([.B581:.D581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2924161" calcext:value-type="float">
            <text:p>292416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SUM([.B582:.D582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5434319" calcext:value-type="float">
            <text:p>5434319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583:.D583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7798913" calcext:value-type="float">
            <text:p>779891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584:.D584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7942841" calcext:value-type="float">
            <text:p>794284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SUM([.B585:.D585]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376130" calcext:value-type="float">
            <text:p>37613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SUM([.B586:.D586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1777344" calcext:value-type="float">
            <text:p>1777344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SUM([.B587:.D587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2040115" calcext:value-type="float">
            <text:p>20401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588:.D588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2061305" calcext:value-type="float">
            <text:p>206130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SUM([.B589:.D589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3464459" calcext:value-type="float">
            <text:p>3464459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B590:.D590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4645247" calcext:value-type="float">
            <text:p>4645247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591:.D591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6588433" calcext:value-type="float">
            <text:p>658843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SUM([.B592:.D592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6729921" calcext:value-type="float">
            <text:p>6729921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B593:.D593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3910646" calcext:value-type="float">
            <text:p>391064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formula="of:=SUM([.B594:.D594])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5202722" calcext:value-type="float">
            <text:p>520272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B595:.D595])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5446226" calcext:value-type="float">
            <text:p>544622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SUM([.B596:.D596])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9727879" calcext:value-type="float">
            <text:p>972787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B597:.D597])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931550" calcext:value-type="float">
            <text:p>931550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598:.D598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587392" calcext:value-type="float">
            <text:p>158739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B599:.D599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934052" calcext:value-type="float">
            <text:p>193405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SUM([.B600:.D600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4115803" calcext:value-type="float">
            <text:p>411580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SUM([.B601:.D601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4986921" calcext:value-type="float">
            <text:p>498692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B602:.D602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6265137" calcext:value-type="float">
            <text:p>6265137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SUM([.B603:.D603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8050027" calcext:value-type="float">
            <text:p>8050027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B604:.D604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9163322" calcext:value-type="float">
            <text:p>916332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SUM([.B605:.D605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9817539" calcext:value-type="float">
            <text:p>9817539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SUM([.B606:.D606])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616312" calcext:value-type="float">
            <text:p>61631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SUM([.B607:.D607])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682764" calcext:value-type="float">
            <text:p>68276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B608:.D608])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4170533" calcext:value-type="float">
            <text:p>41705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SUM([.B609:.D609])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9732684" calcext:value-type="float">
            <text:p>9732684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10:.D610])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414498" calcext:value-type="float">
            <text:p>414498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SUM([.B611:.D611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4915238" calcext:value-type="float">
            <text:p>4915238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SUM([.B612:.D612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5118092" calcext:value-type="float">
            <text:p>51180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SUM([.B613:.D613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5479447" calcext:value-type="float">
            <text:p>547944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SUM([.B614:.D614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8651841" calcext:value-type="float">
            <text:p>8651841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SUM([.B615:.D615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9222670" calcext:value-type="float">
            <text:p>922267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B616:.D616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9595387" calcext:value-type="float">
            <text:p>9595387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SUM([.B617:.D617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302295" calcext:value-type="float">
            <text:p>30229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formula="of:=SUM([.B618:.D618])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597142" calcext:value-type="float">
            <text:p>597142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619:.D619])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3925096" calcext:value-type="float">
            <text:p>3925096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SUM([.B620:.D620])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4278970" calcext:value-type="float">
            <text:p>427897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SUM([.B621:.D621])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6967082" calcext:value-type="float">
            <text:p>696708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SUM([.B622:.D622])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170007" calcext:value-type="float">
            <text:p>17000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B623:.D623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540496" calcext:value-type="float">
            <text:p>54049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SUM([.B624:.D624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3915910" calcext:value-type="float">
            <text:p>391591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formula="of:=SUM([.B625:.D625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4883047" calcext:value-type="float">
            <text:p>4883047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B626:.D626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5494291" calcext:value-type="float">
            <text:p>5494291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627:.D627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5825967" calcext:value-type="float">
            <text:p>5825967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SUM([.B628:.D628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6411974" calcext:value-type="float">
            <text:p>641197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SUM([.B629:.D629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6650804" calcext:value-type="float">
            <text:p>665080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SUM([.B630:.D630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8530508" calcext:value-type="float">
            <text:p>853050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631:.D631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9375863" calcext:value-type="float">
            <text:p>9375863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SUM([.B632:.D632])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786374" calcext:value-type="float">
            <text:p>78637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SUM([.B633:.D633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1681503" calcext:value-type="float">
            <text:p>168150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SUM([.B634:.D634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2273499" calcext:value-type="float">
            <text:p>2273499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635:.D635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3098098" calcext:value-type="float">
            <text:p>3098098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SUM([.B636:.D636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3794207" calcext:value-type="float">
            <text:p>379420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SUM([.B637:.D637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4317494" calcext:value-type="float">
            <text:p>4317494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SUM([.B638:.D638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5436957" calcext:value-type="float">
            <text:p>5436957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SUM([.B639:.D639])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1750671" calcext:value-type="float">
            <text:p>175067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formula="of:=SUM([.B640:.D640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4763523" calcext:value-type="float">
            <text:p>476352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SUM([.B641:.D641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6144837" calcext:value-type="float">
            <text:p>614483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B642:.D642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6325060" calcext:value-type="float">
            <text:p>632506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SUM([.B643:.D643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6921372" calcext:value-type="float">
            <text:p>6921372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B644:.D644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8509180" calcext:value-type="float">
            <text:p>850918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SUM([.B645:.D645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8857955" calcext:value-type="float">
            <text:p>8857955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SUM([.B646:.D646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859354" calcext:value-type="float">
            <text:p>185935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SUM([.B647:.D647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943794" calcext:value-type="float">
            <text:p>194379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SUM([.B648:.D648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2564017" calcext:value-type="float">
            <text:p>2564017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B649:.D649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3862640" calcext:value-type="float">
            <text:p>3862640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B650:.D650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6649731" calcext:value-type="float">
            <text:p>664973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SUM([.B651:.D651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8401061" calcext:value-type="float">
            <text:p>840106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formula="of:=SUM([.B652:.D652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9469747" calcext:value-type="float">
            <text:p>9469747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B653:.D653]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65598" calcext:value-type="float">
            <text:p>65598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SUM([.B654:.D654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832334" calcext:value-type="float">
            <text:p>183233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655:.D655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3188847" calcext:value-type="float">
            <text:p>318884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SUM([.B656:.D656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3384310" calcext:value-type="float">
            <text:p>338431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SUM([.B657:.D657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6355147" calcext:value-type="float">
            <text:p>635514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B658:.D658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7363479" calcext:value-type="float">
            <text:p>7363479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SUM([.B659:.D659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7968394" calcext:value-type="float">
            <text:p>7968394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SUM([.B660:.D660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8633191" calcext:value-type="float">
            <text:p>863319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SUM([.B661:.D661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3739182" calcext:value-type="float">
            <text:p>3739182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SUM([.B662:.D662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6580050" calcext:value-type="float">
            <text:p>6580050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663:.D663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6605062" calcext:value-type="float">
            <text:p>660506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[.B664:.D664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6738314" calcext:value-type="float">
            <text:p>6738314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SUM([.B665:.D665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6792607" calcext:value-type="float">
            <text:p>679260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666:.D666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7146218" calcext:value-type="float">
            <text:p>7146218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B667:.D667])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356313" calcext:value-type="float">
            <text:p>35631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SUM([.B668:.D668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665700" calcext:value-type="float">
            <text:p>166570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SUM([.B669:.D669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7145562" calcext:value-type="float">
            <text:p>714556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SUM([.B670:.D670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7876005" calcext:value-type="float">
            <text:p>787600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SUM([.B671:.D671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7899840" calcext:value-type="float">
            <text:p>789984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formula="of:=SUM([.B672:.D672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927846" calcext:value-type="float">
            <text:p>92784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SUM([.B673:.D673])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73776" calcext:value-type="float">
            <text:p>127377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SUM([.B674:.D674])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663146" calcext:value-type="float">
            <text:p>166314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SUM([.B675:.D675])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3337427" calcext:value-type="float">
            <text:p>333742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B676:.D676])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4507762" calcext:value-type="float">
            <text:p>450776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SUM([.B677:.D677])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332343" calcext:value-type="float">
            <text:p>332343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SUM([.B678:.D678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280953" calcext:value-type="float">
            <text:p>128095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SUM([.B679:.D679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3513593" calcext:value-type="float">
            <text:p>351359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SUM([.B680:.D680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5703139" calcext:value-type="float">
            <text:p>5703139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681:.D681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6716544" calcext:value-type="float">
            <text:p>671654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formula="of:=SUM([.B682:.D682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7345570" calcext:value-type="float">
            <text:p>734557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683:.D683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7635733" calcext:value-type="float">
            <text:p>76357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formula="of:=SUM([.B684:.D684])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30048" calcext:value-type="float">
            <text:p>3004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SUM([.B685:.D685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66853" calcext:value-type="float">
            <text:p>66853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SUM([.B686:.D686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338032" calcext:value-type="float">
            <text:p>33803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B687:.D687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2016544" calcext:value-type="float">
            <text:p>201654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B688:.D688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2883100" calcext:value-type="float">
            <text:p>28831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B689:.D689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4527846" calcext:value-type="float">
            <text:p>452784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SUM([.B690:.D690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5133420" calcext:value-type="float">
            <text:p>5133420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B691:.D691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5157150" calcext:value-type="float">
            <text:p>515715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692:.D692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6331476" calcext:value-type="float">
            <text:p>633147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693:.D693]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362043" calcext:value-type="float">
            <text:p>136204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694:.D694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2464901" calcext:value-type="float">
            <text:p>24649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B695:.D695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2981580" calcext:value-type="float">
            <text:p>298158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SUM([.B696:.D696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3844865" calcext:value-type="float">
            <text:p>384486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697:.D697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4149991" calcext:value-type="float">
            <text:p>4149991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SUM([.B698:.D698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8114593" calcext:value-type="float">
            <text:p>811459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formula="of:=SUM([.B699:.D699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202939" calcext:value-type="float">
            <text:p>1202939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SUM([.B700:.D700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435652" calcext:value-type="float">
            <text:p>1435652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SUM([.B701:.D701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5745499" calcext:value-type="float">
            <text:p>5745499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B702:.D702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6536950" calcext:value-type="float">
            <text:p>653695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B703:.D703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6899574" calcext:value-type="float">
            <text:p>689957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B704:.D704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8563968" calcext:value-type="float">
            <text:p>856396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SUM([.B705:.D705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9971783" calcext:value-type="float">
            <text:p>99717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B706:.D706])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331327" calcext:value-type="float">
            <text:p>33132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SUM([.B707:.D707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470368" calcext:value-type="float">
            <text:p>47036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SUM([.B708:.D708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548852" calcext:value-type="float">
            <text:p>548852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SUM([.B709:.D709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644678" calcext:value-type="float">
            <text:p>644678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710:.D710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2762998" calcext:value-type="float">
            <text:p>276299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B711:.D711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4762898" calcext:value-type="float">
            <text:p>4762898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B712:.D712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7591685" calcext:value-type="float">
            <text:p>759168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SUM([.B713:.D713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7793395" calcext:value-type="float">
            <text:p>779339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SUM([.B714:.D714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8203975" calcext:value-type="float">
            <text:p>820397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SUM([.B715:.D715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9094791" calcext:value-type="float">
            <text:p>9094791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716:.D716]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3700700" calcext:value-type="float">
            <text:p>3700700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SUM([.B717:.D717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6779113" calcext:value-type="float">
            <text:p>6779113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718:.D718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6922987" calcext:value-type="float">
            <text:p>6922987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SUM([.B719:.D719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7074720" calcext:value-type="float">
            <text:p>707472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720:.D720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8063341" calcext:value-type="float">
            <text:p>806334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SUM([.B721:.D721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8121197" calcext:value-type="float">
            <text:p>8121197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SUM([.B722:.D722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8427273" calcext:value-type="float">
            <text:p>8427273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SUM([.B723:.D723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9947662" calcext:value-type="float">
            <text:p>9947662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SUM([.B724:.D724])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2516569" calcext:value-type="float">
            <text:p>2516569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B725:.D725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4216030" calcext:value-type="float">
            <text:p>421603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SUM([.B726:.D726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4993970" calcext:value-type="float">
            <text:p>499397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SUM([.B727:.D727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5161071" calcext:value-type="float">
            <text:p>516107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SUM([.B728:.D728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5591047" calcext:value-type="float">
            <text:p>559104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B729:.D729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5695519" calcext:value-type="float">
            <text:p>569551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formula="of:=SUM([.B730:.D730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7088110" calcext:value-type="float">
            <text:p>708811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SUM([.B731:.D731])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19041" calcext:value-type="float">
            <text:p>19041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732:.D732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573561" calcext:value-type="float">
            <text:p>573561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SUM([.B733:.D733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2597342" calcext:value-type="float">
            <text:p>2597342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734:.D734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2663223" calcext:value-type="float">
            <text:p>266322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SUM([.B735:.D735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3925149" calcext:value-type="float">
            <text:p>392514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SUM([.B736:.D736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4855621" calcext:value-type="float">
            <text:p>4855621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SUM([.B737:.D737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5326654" calcext:value-type="float">
            <text:p>532665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738:.D7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6404084" calcext:value-type="float">
            <text:p>640408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739:.D739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6512239" calcext:value-type="float">
            <text:p>6512239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B740:.D740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8520562" calcext:value-type="float">
            <text:p>852056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SUM([.B741:.D741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8843996" calcext:value-type="float">
            <text:p>8843996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SUM([.B742:.D742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9441495" calcext:value-type="float">
            <text:p>944149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SUM([.B743:.D743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9536036" calcext:value-type="float">
            <text:p>9536036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B744:.D744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2775451" calcext:value-type="float">
            <text:p>2775451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B745:.D745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3108334" calcext:value-type="float">
            <text:p>310833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SUM([.B746:.D746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3585980" calcext:value-type="float">
            <text:p>358598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SUM([.B747:.D747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3671450" calcext:value-type="float">
            <text:p>367145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SUM([.B748:.D748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5401858" calcext:value-type="float">
            <text:p>5401858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SUM([.B749:.D749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6425876" calcext:value-type="float">
            <text:p>642587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formula="of:=SUM([.B750:.D750])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635472" calcext:value-type="float">
            <text:p>6354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B751:.D751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3531696" calcext:value-type="float">
            <text:p>353169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752:.D752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4080736" calcext:value-type="float">
            <text:p>408073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B753:.D753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5144838" calcext:value-type="float">
            <text:p>5144838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754:.D754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5657128" calcext:value-type="float">
            <text:p>5657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formula="of:=SUM([.B755:.D755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8379916" calcext:value-type="float">
            <text:p>8379916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SUM([.B756:.D756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9499596" calcext:value-type="float">
            <text:p>949959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formula="of:=SUM([.B757:.D757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1406336" calcext:value-type="float">
            <text:p>140633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SUM([.B758:.D758]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5608575" calcext:value-type="float">
            <text:p>560857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759:.D759]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7228239" calcext:value-type="float">
            <text:p>722823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SUM([.B760:.D760]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9004022" calcext:value-type="float">
            <text:p>9004022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SUM([.B761:.D761]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9823921" calcext:value-type="float">
            <text:p>982392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SUM([.B762:.D762]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4093317" calcext:value-type="float">
            <text:p>409331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SUM([.B763:.D763])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4732793" calcext:value-type="float">
            <text:p>4732793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SUM([.B764:.D764])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5353619" calcext:value-type="float">
            <text:p>53536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formula="of:=SUM([.B765:.D765])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5861108" calcext:value-type="float">
            <text:p>586110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SUM([.B766:.D766])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6088116" calcext:value-type="float">
            <text:p>6088116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SUM([.B767:.D767])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1343094" calcext:value-type="float">
            <text:p>134309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SUM([.B768:.D768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2572786" calcext:value-type="float">
            <text:p>25727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769:.D769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3588248" calcext:value-type="float">
            <text:p>358824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770:.D770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7462948" calcext:value-type="float">
            <text:p>7462948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SUM([.B771:.D771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8065096" calcext:value-type="float">
            <text:p>806509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formula="of:=SUM([.B772:.D772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8312848" calcext:value-type="float">
            <text:p>83128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773:.D773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9256600" calcext:value-type="float">
            <text:p>925660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SUM([.B774:.D774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9270600" calcext:value-type="float">
            <text:p>927060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SUM([.B775:.D775])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839266" calcext:value-type="float">
            <text:p>839266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B776:.D776])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6658873" calcext:value-type="float">
            <text:p>6658873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SUM([.B777:.D777])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6940217" calcext:value-type="float">
            <text:p>6940217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SUM([.B778:.D778])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8867709" calcext:value-type="float">
            <text:p>8867709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B779:.D779])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340793" calcext:value-type="float">
            <text:p>34079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SUM([.B780:.D780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415115" calcext:value-type="float">
            <text:p>4151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B781:.D781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657358" calcext:value-type="float">
            <text:p>65735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SUM([.B782:.D782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1034389" calcext:value-type="float">
            <text:p>103438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SUM([.B783:.D783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5294112" calcext:value-type="float">
            <text:p>5294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SUM([.B784:.D784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6305733" calcext:value-type="float">
            <text:p>63057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B785:.D785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6470214" calcext:value-type="float">
            <text:p>64702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SUM([.B786:.D786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7631701" calcext:value-type="float">
            <text:p>7631701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787:.D787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7699926" calcext:value-type="float">
            <text:p>769992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B788:.D788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7833518" calcext:value-type="float">
            <text:p>783351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B789:.D789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9780725" calcext:value-type="float">
            <text:p>978072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B790:.D790]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261947" calcext:value-type="float">
            <text:p>26194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SUM([.B791:.D791]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1033001" calcext:value-type="float">
            <text:p>1033001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SUM([.B792:.D792]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7036300" calcext:value-type="float">
            <text:p>70363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SUM([.B793:.D793]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9488903" calcext:value-type="float">
            <text:p>9488903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SUM([.B794:.D794]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3241509" calcext:value-type="float">
            <text:p>324150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SUM([.B795:.D795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4775109" calcext:value-type="float">
            <text:p>4775109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SUM([.B796:.D796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5504448" calcext:value-type="float">
            <text:p>550444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SUM([.B797:.D797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6362209" calcext:value-type="float">
            <text:p>6362209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B798:.D798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7638208" calcext:value-type="float">
            <text:p>763820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SUM([.B799:.D799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7736469" calcext:value-type="float">
            <text:p>773646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B800:.D800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9497158" calcext:value-type="float">
            <text:p>9497158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801:.D801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9811792" calcext:value-type="float">
            <text:p>981179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B802:.D802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280427" calcext:value-type="float">
            <text:p>280427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SUM([.B803:.D803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678505" calcext:value-type="float">
            <text:p>167850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formula="of:=SUM([.B804:.D804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5169729" calcext:value-type="float">
            <text:p>5169729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B805:.D805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6027693" calcext:value-type="float">
            <text:p>6027693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B806:.D806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7349083" calcext:value-type="float">
            <text:p>734908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SUM([.B807:.D807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268467" calcext:value-type="float">
            <text:p>268467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B808:.D808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200582" calcext:value-type="float">
            <text:p>120058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SUM([.B809:.D809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333483" calcext:value-type="float">
            <text:p>1333483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10:.D810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506061" calcext:value-type="float">
            <text:p>150606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B811:.D811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2299369" calcext:value-type="float">
            <text:p>229936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SUM([.B812:.D812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2543891" calcext:value-type="float">
            <text:p>254389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B813:.D813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2694719" calcext:value-type="float">
            <text:p>2694719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814:.D814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3539625" calcext:value-type="float">
            <text:p>353962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B815:.D815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4151355" calcext:value-type="float">
            <text:p>4151355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816:.D816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4344763" calcext:value-type="float">
            <text:p>434476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817:.D817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4413613" calcext:value-type="float">
            <text:p>4413613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B818:.D818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7325260" calcext:value-type="float">
            <text:p>732526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SUM([.B819:.D819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8489688" calcext:value-type="float">
            <text:p>848968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820:.D820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9825464" calcext:value-type="float">
            <text:p>982546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B821:.D821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9953176" calcext:value-type="float">
            <text:p>9953176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SUM([.B822:.D822])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651559" calcext:value-type="float">
            <text:p>1651559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SUM([.B823:.D823])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2744175" calcext:value-type="float">
            <text:p>2744175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SUM([.B824:.D824])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4484744" calcext:value-type="float">
            <text:p>448474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B825:.D825])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4963934" calcext:value-type="float">
            <text:p>496393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SUM([.B826:.D826])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567149" calcext:value-type="float">
            <text:p>56714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827:.D827])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850489" calcext:value-type="float">
            <text:p>1850489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828:.D828])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3795358" calcext:value-type="float">
            <text:p>379535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SUM([.B829:.D829])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486516" calcext:value-type="float">
            <text:p>1486516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B830:.D830])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2910273" calcext:value-type="float">
            <text:p>291027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SUM([.B831:.D831])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4302357" calcext:value-type="float">
            <text:p>4302357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SUM([.B832:.D832])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2074684" calcext:value-type="float">
            <text:p>20746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SUM([.B833:.D833])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6780165" calcext:value-type="float">
            <text:p>678016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B834:.D834])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866836" calcext:value-type="float">
            <text:p>186683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SUM([.B835:.D835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2432548" calcext:value-type="float">
            <text:p>2432548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[.B836:.D836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3037215" calcext:value-type="float">
            <text:p>303721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SUM([.B837:.D837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5067928" calcext:value-type="float">
            <text:p>506792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SUM([.B838:.D838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5129605" calcext:value-type="float">
            <text:p>512960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SUM([.B839:.D839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7209625" calcext:value-type="float">
            <text:p>720962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SUM([.B840:.D840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531421" calcext:value-type="float">
            <text:p>53142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SUM([.B841:.D841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879667" calcext:value-type="float">
            <text:p>879667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SUM([.B842:.D842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3508178" calcext:value-type="float">
            <text:p>350817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SUM([.B843:.D843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03313" calcext:value-type="float">
            <text:p>460331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SUM([.B844:.D844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740887" calcext:value-type="float">
            <text:p>474088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SUM([.B845:.D845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6835772" calcext:value-type="float">
            <text:p>683577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SUM([.B846:.D846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7965429" calcext:value-type="float">
            <text:p>79654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SUM([.B847:.D847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8959796" calcext:value-type="float">
            <text:p>895979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SUM([.B848:.D848]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600667" calcext:value-type="float">
            <text:p>600667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B849:.D849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982589" calcext:value-type="float">
            <text:p>9825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SUM([.B850:.D850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1257919" calcext:value-type="float">
            <text:p>125791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B851:.D851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3052054" calcext:value-type="float">
            <text:p>3052054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SUM([.B852:.D852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3579294" calcext:value-type="float">
            <text:p>357929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SUM([.B853:.D853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6699778" calcext:value-type="float">
            <text:p>6699778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SUM([.B854:.D854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7049981" calcext:value-type="float">
            <text:p>704998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855:.D855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3748782" calcext:value-type="float">
            <text:p>37487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formula="of:=SUM([.B856:.D856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2252983" calcext:value-type="float">
            <text:p>225298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SUM([.B857:.D857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510862" calcext:value-type="float">
            <text:p>2510862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SUM([.B858:.D858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679192" calcext:value-type="float">
            <text:p>267919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SUM([.B859:.D859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3511411" calcext:value-type="float">
            <text:p>3511411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SUM([.B860:.D860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814670" calcext:value-type="float">
            <text:p>581467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SUM([.B861:.D861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7592133" calcext:value-type="float">
            <text:p>759213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SUM([.B862:.D862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9301362" calcext:value-type="float">
            <text:p>930136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863:.D863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398973" calcext:value-type="float">
            <text:p>398973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B864:.D864])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572645" calcext:value-type="float">
            <text:p>15726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SUM([.B865:.D865])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2208298" calcext:value-type="float">
            <text:p>2208298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B866:.D866])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4409255" calcext:value-type="float">
            <text:p>440925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867:.D867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7644550" calcext:value-type="float">
            <text:p>764455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868:.D868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7819478" calcext:value-type="float">
            <text:p>7819478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869:.D869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8727628" calcext:value-type="float">
            <text:p>872762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SUM([.B870:.D870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8935919" calcext:value-type="float">
            <text:p>893591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SUM([.B871:.D871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456798" calcext:value-type="float">
            <text:p>45679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872:.D872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4897728" calcext:value-type="float">
            <text:p>4897728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B873:.D873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6080254" calcext:value-type="float">
            <text:p>608025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SUM([.B874:.D874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6650428" calcext:value-type="float">
            <text:p>6650428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SUM([.B875:.D875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8667955" calcext:value-type="float">
            <text:p>8667955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SUM([.B876:.D876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393167" calcext:value-type="float">
            <text:p>39316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B877:.D877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870073" calcext:value-type="float">
            <text:p>8700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SUM([.B878:.D878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1557875" calcext:value-type="float">
            <text:p>155787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SUM([.B879:.D879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8818423" calcext:value-type="float">
            <text:p>881842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B880:.D880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413274" calcext:value-type="float">
            <text:p>941327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B881:.D881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152605" calcext:value-type="float">
            <text:p>15260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SUM([.B882:.D882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3523800" calcext:value-type="float">
            <text:p>3523800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B883:.D883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3685024" calcext:value-type="float">
            <text:p>368502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SUM([.B884:.D884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5202323" calcext:value-type="float">
            <text:p>520232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885:.D885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7523961" calcext:value-type="float">
            <text:p>752396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SUM([.B886:.D886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048827" calcext:value-type="float">
            <text:p>904882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887:.D887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140807" calcext:value-type="float">
            <text:p>914080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SUM([.B888:.D888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2598914" calcext:value-type="float">
            <text:p>2598914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B889:.D889])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2855393" calcext:value-type="float">
            <text:p>2855393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SUM([.B890:.D890])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5744558" calcext:value-type="float">
            <text:p>574455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B891:.D891])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3517215" calcext:value-type="float">
            <text:p>35172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SUM([.B892:.D892])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7535625" calcext:value-type="float">
            <text:p>7535625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893:.D893])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2863658" calcext:value-type="float">
            <text:p>28636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SUM([.B894:.D894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3278708" calcext:value-type="float">
            <text:p>3278708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B895:.D895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4223861" calcext:value-type="float">
            <text:p>422386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B896:.D896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6855894" calcext:value-type="float">
            <text:p>685589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SUM([.B897:.D897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7732542" calcext:value-type="float">
            <text:p>7732542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898:.D898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303919" calcext:value-type="float">
            <text:p>930391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SUM([.B899:.D899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2709746" calcext:value-type="float">
            <text:p>270974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B900:.D90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462909" calcext:value-type="float">
            <text:p>46290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SUM([.B901:.D901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3361347" calcext:value-type="float">
            <text:p>336134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SUM([.B902:.D902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5403476" calcext:value-type="float">
            <text:p>5403476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903:.D903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6397542" calcext:value-type="float">
            <text:p>639754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SUM([.B904:.D904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80032" calcext:value-type="float">
            <text:p>908003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905:.D905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3101186" calcext:value-type="float">
            <text:p>310118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SUM([.B906:.D906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3829428" calcext:value-type="float">
            <text:p>3829428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907:.D907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5866254" calcext:value-type="float">
            <text:p>586625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908:.D908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7912904" calcext:value-type="float">
            <text:p>791290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909:.D909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4545385" calcext:value-type="float">
            <text:p>4545385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910:.D910])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1006727" calcext:value-type="float">
            <text:p>100672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SUM([.B911:.D911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5914900" calcext:value-type="float">
            <text:p>591490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912:.D912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6281531" calcext:value-type="float">
            <text:p>6281531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B913:.D913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6410890" calcext:value-type="float">
            <text:p>641089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914:.D914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5356378" calcext:value-type="float">
            <text:p>535637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SUM([.B915:.D915])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9264862" calcext:value-type="float">
            <text:p>926486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B916:.D916])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8435914" calcext:value-type="float">
            <text:p>843591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SUM([.B917:.D917])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617634" calcext:value-type="float">
            <text:p>861763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SUM([.B918:.D918])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273187" calcext:value-type="float">
            <text:p>127318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SUM([.B919:.D919])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2117431" calcext:value-type="float">
            <text:p>21174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SUM([.B920:.D920])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8666623" calcext:value-type="float">
            <text:p>866662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SUM([.B921:.D921])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2593422" calcext:value-type="float">
            <text:p>259342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SUM([.B922:.D922])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5915750" calcext:value-type="float">
            <text:p>591575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B923:.D923])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2054633" calcext:value-type="float">
            <text:p>205463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SUM([.B924:.D924])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3159160" calcext:value-type="float">
            <text:p>31591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SUM([.B925:.D925])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4254722" calcext:value-type="float">
            <text:p>425472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B926:.D926])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6346118" calcext:value-type="float">
            <text:p>63461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SUM([.B927:.D927])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97038" calcext:value-type="float">
            <text:p>9703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SUM([.B928:.D928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99617" calcext:value-type="float">
            <text:p>89961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B929:.D929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203928" calcext:value-type="float">
            <text:p>1203928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930:.D930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420938" calcext:value-type="float">
            <text:p>142093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SUM([.B931:.D931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712657" calcext:value-type="float">
            <text:p>171265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B932:.D932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4048399" calcext:value-type="float">
            <text:p>404839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B933:.D933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247780" calcext:value-type="float">
            <text:p>124778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B934:.D934])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808502" calcext:value-type="float">
            <text:p>180850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935:.D935])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517133" calcext:value-type="float">
            <text:p>51713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936:.D936]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976588" calcext:value-type="float">
            <text:p>97658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SUM([.B937:.D937]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4475752" calcext:value-type="float">
            <text:p>4475752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B938:.D938]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9378550" calcext:value-type="float">
            <text:p>93785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SUM([.B939:.D939]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2409271" calcext:value-type="float">
            <text:p>240927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SUM([.B940:.D940])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4333778" calcext:value-type="float">
            <text:p>4333778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B941:.D941])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6362421" calcext:value-type="float">
            <text:p>6362421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942:.D942])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6759888" calcext:value-type="float">
            <text:p>67598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SUM([.B943:.D943])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4125747" calcext:value-type="float">
            <text:p>412574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B944:.D944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625694" calcext:value-type="float">
            <text:p>762569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SUM([.B945:.D945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8976364" calcext:value-type="float">
            <text:p>897636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946:.D946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2939237" calcext:value-type="float">
            <text:p>293923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B947:.D94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8000993" calcext:value-type="float">
            <text:p>80009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SUM([.B948:.D948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8004681" calcext:value-type="float">
            <text:p>800468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949:.D949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9269453" calcext:value-type="float">
            <text:p>926945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950:.D950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69361" calcext:value-type="float">
            <text:p>1693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SUM([.B951:.D951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4507266" calcext:value-type="float">
            <text:p>450726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B952:.D952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6775430" calcext:value-type="float">
            <text:p>67754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SUM([.B953:.D953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9613547" calcext:value-type="float">
            <text:p>961354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B954:.D954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926817" calcext:value-type="float">
            <text:p>192681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B955:.D955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6903756" calcext:value-type="float">
            <text:p>690375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SUM([.B956:.D956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5900150" calcext:value-type="float">
            <text:p>590015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SUM([.B957:.D957])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5005818" calcext:value-type="float">
            <text:p>50058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SUM([.B958:.D958])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8922778" calcext:value-type="float">
            <text:p>892277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SUM([.B959:.D959])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6392083" calcext:value-type="float">
            <text:p>639208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SUM([.B960:.D960])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407748" calcext:value-type="float">
            <text:p>640774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SUM([.B961:.D961])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3130170" calcext:value-type="float">
            <text:p>31301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962:.D962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4072959" calcext:value-type="float">
            <text:p>407295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SUM([.B963:.D963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4485554" calcext:value-type="float">
            <text:p>4485554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964:.D964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3904144" calcext:value-type="float">
            <text:p>390414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B965:.D965])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7885190" calcext:value-type="float">
            <text:p>78851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B966:.D966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9126758" calcext:value-type="float">
            <text:p>912675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SUM([.B967:.D967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7751949" calcext:value-type="float">
            <text:p>77519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968:.D968])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397869" calcext:value-type="float">
            <text:p>6397869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B969:.D969]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63443" calcext:value-type="float">
            <text:p>26344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970:.D970]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8910097" calcext:value-type="float">
            <text:p>891009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971:.D971]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8781104" calcext:value-type="float">
            <text:p>87811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SUM([.B972:.D972]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9228584" calcext:value-type="float">
            <text:p>922858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973:.D973]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38788" calcext:value-type="float">
            <text:p>593878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B974:.D974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6444303" calcext:value-type="float">
            <text:p>644430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SUM([.B975:.D975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9688683" calcext:value-type="float">
            <text:p>968868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976:.D976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3997161" calcext:value-type="float">
            <text:p>399716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977:.D977]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7105393" calcext:value-type="float">
            <text:p>710539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SUM([.B978:.D978]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3908379" calcext:value-type="float">
            <text:p>390837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B979:.D979]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6517215" calcext:value-type="float">
            <text:p>651721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B980:.D980]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9505631" calcext:value-type="float">
            <text:p>950563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B981:.D981]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569250" calcext:value-type="float">
            <text:p>15692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B982:.D982])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468578" calcext:value-type="float">
            <text:p>146857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B983:.D983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690572" calcext:value-type="float">
            <text:p>969057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984:.D984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4113317" calcext:value-type="float">
            <text:p>41133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B985:.D985]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7572089" calcext:value-type="float">
            <text:p>757208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B986:.D986]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782644" calcext:value-type="float">
            <text:p>178264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B987:.D987]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6547316" calcext:value-type="float">
            <text:p>654731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B988:.D988]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69029" calcext:value-type="float">
            <text:p>6902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989:.D989]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929204" calcext:value-type="float">
            <text:p>392920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SUM([.B990:.D990]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5197172" calcext:value-type="float">
            <text:p>519717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SUM([.B991:.D991]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8428590" calcext:value-type="float">
            <text:p>842859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992:.D992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6411408" calcext:value-type="float">
            <text:p>641140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SUM([.B993:.D993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156495" calcext:value-type="float">
            <text:p>215649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994:.D994]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767884" calcext:value-type="float">
            <text:p>376788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995:.D995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586817" calcext:value-type="float">
            <text:p>15868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996:.D99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413043" calcext:value-type="float">
            <text:p>34130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B997:.D997]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824204" calcext:value-type="float">
            <text:p>382420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B998:.D998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3030197" calcext:value-type="float">
            <text:p>30301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B999:.D999])" office:value-type="float" office:value="17" calcext:value-type="float">
            <text:p>1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1.A1:Лист1.F999">
          <table:sort>
            <table:sort-by table:field-number="5" table:order="descending" table:data-type="automatic"/>
            <table:sort-by table:field-number="5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19:17:25.071194000</meta:creation-date>
    <dc:date>2026-02-15T19:27:36.932961000</dc:date>
    <meta:editing-duration>PT10M12S</meta:editing-duration>
    <meta:editing-cycles>2</meta:editing-cycles>
    <meta:generator>LibreOffice/26.2.0.3$MacOSX_AARCH64 LibreOffice_project/afbbd0df0edb6d40b450b0337ac646b0913a760c</meta:generator>
    <meta:document-statistic meta:table-count="1" meta:cell-count="5998" meta:object-count="0"/>
  </office:meta>
</office:document-meta>
</file>